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8"/>
    <style:style style:name="ce3" style:family="table-cell" style:parent-style-name="Default" style:data-style-name="N12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let x := </text:p>
          </table:table-cell>
          <table:table-cell table:style-name="ce1" table:formula="oooc:=RAND()" office:value-type="float" office:value="0.512089541647583">
            <text:p>0.51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let y :=</text:p>
          </table:table-cell>
          <table:table-cell table:style-name="ce1" table:formula="oooc:=RAND()" office:value-type="float" office:value="0.385379599872977">
            <text:p>0.39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x + y + 1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org.openoffice.sheet.addin.MymmsAddin.funlambda([.E4:.G6])" office:value-type="string" office:string-value="{0x7f0ea57b0680}">
            <text:p>{0x7f0ea57b0680}</text:p>
          </table:table-cell>
          <table:table-cell/>
          <table:table-cell table:formula="oooc:=org.openoffice.sheet.addin.MymmsAddin.termvalue([.E8])" office:value-type="string" office:string-value="let x:= 0.512089541648 in let y:= 0.385379599873 in NumPlus (NumPlus x y) (1)">
            <text:p>let x:= 0.512089541648 in let y:= 0.385379599873 in NumPlus (NumPlus x y) (1)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ooc:=org.openoffice.sheet.addin.MymmsAddin.termtype([.E8])" office:value-type="string" office:string-value="Float">
            <text:p>Flo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org.openoffice.sheet.addin.MymmsAddin.simplterm([.E8])" office:value-type="string" office:string-value="{0x7f0ea57b06d8}">
            <text:p>{0x7f0ea57b06d8}</text:p>
          </table:table-cell>
          <table:table-cell/>
          <table:table-cell table:formula="oooc:=org.openoffice.sheet.addin.MymmsAddin.termvalue([.E11])" office:value-type="string" office:string-value="1.89746914152">
            <text:p>1.897469141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ooc:=org.openoffice.sheet.addin.MymmsAddin.termtype([.E11])" office:value-type="string" office:string-value="Float">
            <text:p>Flo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org.openoffice.sheet.addin.MymmsAddin.interpterm([.E8])" office:value-type="string" office:string-value="{0x7f0ea57b05d0}">
            <text:p>{0x7f0ea57b05d0}</text:p>
          </table:table-cell>
          <table:table-cell/>
          <table:table-cell table:formula="oooc:=org.openoffice.sheet.addin.MymmsAddin.termvalue([.E14])" office:value-type="string" office:string-value="1.89746914152">
            <text:p>1.897469141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ooc:=org.openoffice.sheet.addin.MymmsAddin.termtype([.E14])" office:value-type="string" office:string-value="Float">
            <text:p>Floa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table:formula="oooc:=[.F4]+[.F5]+1" office:value-type="float" office:value="1.89746914152056">
            <text:p>1.89746914152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ooc:=([.G11]=[.G14]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\ (x: Float) y. x + y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org.openoffice.sheet.addin.MymmsAddin.funlambda([.E19])" office:value-type="string" office:string-value="{0x7f0ea6a0e838}">
            <text:p>{0x7f0ea6a0e838}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ooc:=org.openoffice.sheet.addin.MymmsAddin.interpterm([.E21];[.G23])" office:value-type="string" office:string-value="{0x7f0ea57b07e0}">
            <text:p>{0x7f0ea57b07e0}</text:p>
          </table:table-cell>
          <table:table-cell/>
          <table:table-cell table:style-name="ce3" table:formula="oooc:=RAND()" office:value-type="float" office:value="0.128471666481346">
            <text:p>0.128471666481</text:p>
          </table:table-cell>
          <table:table-cell table:number-columns-repeated="2"/>
          <table:table-cell table:formula="oooc:=org.openoffice.sheet.addin.MymmsAddin.termvalue([.E23])" office:value-type="string" office:string-value="\ (v0: Float). (NumPlus 0.128471666481 v0)">
            <text:p>\ (v0: Float). (NumPlus 0.128471666481 v0)</text:p>
          </table:table-cell>
        </table:table-row>
        <table:table-row table:style-name="ro1">
          <table:table-cell table:number-columns-repeated="4"/>
          <table:table-cell table:formula="oooc:=org.openoffice.sheet.addin.MymmsAddin.interpterm([.E23];[.G24])" office:value-type="string" office:string-value="{0x7f0ea57b0890}">
            <text:p>{0x7f0ea57b0890}</text:p>
          </table:table-cell>
          <table:table-cell/>
          <table:table-cell table:style-name="ce3" table:formula="oooc:=RAND()" office:value-type="float" office:value="0.729979426600039">
            <text:p>0.729979426600</text:p>
          </table:table-cell>
          <table:table-cell table:number-columns-repeated="2"/>
          <table:table-cell table:formula="oooc:=org.openoffice.sheet.addin.MymmsAddin.termvalue([.E24])" office:value-type="string" office:string-value="0.858451093081">
            <text:p>0.858451093081</text:p>
          </table:table-cell>
        </table:table-row>
        <table:table-row table:style-name="ro1">
          <table:table-cell table:number-columns-repeated="6"/>
          <table:table-cell table:style-name="ce3" table:formula="oooc:=[.G23]+[.G24]" office:value-type="float" office:value="0.858451093081385">
            <text:p>0.85845109308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ooc:=([.G25]=[.J24])" office:value-type="boolean" office:boolean-value="false">
            <text:p>FALS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04/20/2009</text:date>, <text:time>18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colas marti</meta:initial-creator>
    <meta:creation-date>2009-02-06T23:57:00</meta:creation-date>
    <dc:creator>nicolas marti</dc:creator>
    <dc:date>2009-04-20T18:49:02</dc:date>
    <meta:editing-cycles>40</meta:editing-cycles>
    <meta:editing-duration>P1DT5H8M51S</meta:editing-duration>
    <meta:user-defined meta:name="Info 1"/>
    <meta:user-defined meta:name="Info 2"/>
    <meta:user-defined meta:name="Info 3"/>
    <meta:user-defined meta:name="Info 4"/>
    <meta:document-statistic meta:table-count="3" meta:cell-count="28"/>
  </office:meta>
</office:document-meta>
</file>